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8.89cm" svg:height="4.445cm" svg:x="6.35cm" svg:y="7.35cm">
          <text:p text:style-name="P1"><text:span text:style-name="T1">ButtonBoxTestRenderer</text:span></text:p>
          <text:p text:style-name="P1"><text:span text:style-name="T1">(CellRenderer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" draw:layer="layout" svg:width="10.16cm" svg:height="2.54cm" svg:x="5.715cm" svg:y="2.905cm">
          <text:p text:style-name="P1"><text:span text:style-name="T1">ButtonBoxTest1</text:span></text:p>
          <text:p text:style-name="P1"><text:span text:style-name="T1">(Cel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5.08cm" svg:height="4.445cm" svg:x="8.255cm" svg:y="13.7cm">
          <text:p text:style-name="P2"><text:span text:style-name="T1">Base Entit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id="id4" draw:layer="layout" svg:width="5.08cm" svg:height="4.445cm" svg:x="1cm" svg:y="20.685cm">
          <text:p text:style-name="P2"><text:span text:style-name="T1">Button Entity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id="id5" draw:layer="layout" svg:width="5.08cm" svg:height="4.445cm" svg:x="8.255cm" svg:y="20.685cm">
          <text:p text:style-name="P2"><text:span text:style-name="T1">Button Entity 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6" draw:layer="layout" svg:width="5.08cm" svg:height="4.445cm" svg:x="15.51cm" svg:y="20.685cm">
          <text:p text:style-name="P1"><text:span text:style-name="T1">Button Entity 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4" draw:layer="layout" svg:x1="10.795cm" svg:y1="5.445cm" svg:x2="10.794cm" svg:y2="7.35cm" draw:start-shape="id1" draw:start-glue-point="2" draw:end-shape="id2" draw:end-glue-point="4" svg:d="m10795 5445v952h-1v953">
          <text:p text:style-name="P5"/>
        </draw:connector>
        <draw:connector draw:style-name="gr4" draw:text-style-name="P4" draw:layer="layout" svg:x1="10.794cm" svg:y1="11.795cm" svg:x2="10.795cm" svg:y2="13.7cm" draw:start-shape="id2" draw:start-glue-point="8" draw:end-shape="id3" svg:d="m10794 11795v952h1v953">
          <text:p text:style-name="P5"/>
        </draw:connector>
        <draw:connector draw:style-name="gr4" draw:text-style-name="P4" draw:layer="layout" svg:x1="10.794cm" svg:y1="18.145cm" svg:x2="3.54cm" svg:y2="20.685cm" draw:start-shape="id3" draw:start-glue-point="8" draw:end-shape="id4" svg:d="m10794 18145v1269h-7254v1271">
          <text:p text:style-name="P5"/>
        </draw:connector>
        <draw:connector draw:style-name="gr4" draw:text-style-name="P4" draw:layer="layout" svg:x1="10.794cm" svg:y1="18.145cm" svg:x2="10.794cm" svg:y2="20.685cm" draw:start-shape="id3" draw:start-glue-point="8" draw:end-shape="id5" draw:end-glue-point="4" svg:d="m10794 18145v2540">
          <text:p text:style-name="P5"/>
        </draw:connector>
        <draw:connector draw:style-name="gr4" draw:text-style-name="P4" draw:layer="layout" svg:x1="10.794cm" svg:y1="18.145cm" svg:x2="18.049cm" svg:y2="20.685cm" draw:start-shape="id3" draw:start-glue-point="8" draw:end-shape="id6" draw:end-glue-point="4" svg:d="m10794 18145v1269h7255v1271">
          <text:p text:style-name="P5"/>
        </draw:connector>
        <draw:frame draw:style-name="gr5" draw:text-style-name="P6" draw:layer="layout" svg:width="3.889cm" svg:height="1.055cm" svg:x="2.905cm" svg:y="15.605cm">
          <draw:text-box>
            <text:p text:style-name="P5"><text:span text:style-name="T2">Root Entity</text:span></text:p>
          </draw:text-box>
        </draw:frame>
        <draw:frame draw:style-name="gr5" draw:text-style-name="P6" draw:layer="layout" svg:width="3.927cm" svg:height="1.055cm" svg:x="8.832cm" svg:y="25.6cm">
          <draw:text-box>
            <text:p text:style-name="P5"><text:span text:style-name="T2">Subent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j</meta:initial-creator>
    <meta:creation-date>2009-01-16T18:22:49</meta:creation-date>
    <dc:creator>dj</dc:creator>
    <dc:date>2009-01-16T19:20:18</dc:date>
    <meta:editing-cycles>4</meta:editing-cycles>
    <meta:editing-duration>PT57M30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